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ehler, für die es Java-Regeln gibt:</text:p>
      <text:p text:style-name="Standard"/>
      <text:p text:style-name="Preformatted_20_Text">Wiederholung: Lieber will will ich das nicht.</text:p>
      <text:p text:style-name="Preformatted_20_Text">Das Komma ist falsch , wegen dem Leerzeichen.</text:p>
      <text:p text:style-name="Preformatted_20_Text">Das Komma ist auch falsch ,wegen dem Leerzeichen.</text:p>
      <text:p text:style-name="Preformatted_20_Text">Zwei Kommas,, das ist Quatsch.</text:p>
      <text:p text:style-name="Preformatted_20_Text">ein Satz sollte schon mit einem Großbuchstaben beginnen.</text:p>
      <text:p text:style-name="Preformatted_20_Text">Das laufen fällt mir leicht.</text:p>
      <text:p text:style-name="Preformatted_20_Text">Wohin soll es Dann gehen?</text:p>
      <text:p text:style-name="Preformatted_20_Text">Test einer Diäten- Erhöhung.</text:p>
      <text:p text:style-name="Preformatted_20_Text">Das spiegelt die Situation wieder.</text:p>
      <text:p text:style-name="Preformatted_20_Text">Das ist aufwendig, aber nicht zu aufwändig.</text:p>
      <text:p text:style-name="Preformatted_20_Text">Das ist aufwändig, aber nicht zu aufwendig.</text:p>
      <text:p text:style-name="Standard"/>
      <text:p text:style-name="Standard">Fehler, für die es Pattern gibt (siehe rules/de/gramar.xml):</text:p>
      <text:p text:style-name="Standard"/>
      <text:p text:style-name="Preformatted_20_Text">Lieber Klaus, willst Du ...</text:p>
      <text:p text:style-name="Preformatted_20_Text">Die SPD meuchelt aus versehen ihren Chef.</text:p>
      <text:p text:style-name="Preformatted_20_Text">Meine fragen hat bislang keiner gelesen.</text:p>
      <text:p text:style-name="Preformatted_20_Text">Möglicher Weise ist die Gelbphase zu kurz eingestellt.</text:p>
      <text:p text:style-name="Preformatted_20_Text">...sie mit einem Maulkorb herumlaufen zu lasen.</text:p>
      <text:p text:style-name="Preformatted_20_Text">Das geht zu Lasen der Bundeskasse.</text:p>
      <text:p text:style-name="Preformatted_20_Text">Was ist ein ökonomischer Gottesdienst?</text:p>
      <text:p text:style-name="Preformatted_20_Text">Aber denn haben Sie ja schon.</text:p>
      <text:p text:style-name="Preformatted_20_Text">Da konnt ich meine Finger nicht mehr im Zaun halten.</text:p>
      <text:p text:style-name="Preformatted_20_Text">Da würde ich auch Bescheide sagen.</text:p>
      <text:p text:style-name="Preformatted_20_Text">Da würde ich auch Bescheids geben.</text:p>
      <text:p text:style-name="Preformatted_20_Text">Müller wird zum Aufständler und Rebellen wieder Willen.</text:p>
      <text:p text:style-name="Preformatted_20_Text">Ich veralte auf diese Weise so 100 E-Mail-Adressen.</text:p>
      <text:p text:style-name="Preformatted_20_Text">Das war es auch von wieder von mir.</text:p>
      <text:p text:style-name="Preformatted_20_Text">Sie können dies als Service für Ihre bereit bestehende Seite benutzen.</text:p>
      <text:p text:style-name="Preformatted_20_Text">Internet mit ohne Schnur.</text:p>
      <text:p text:style-name="Preformatted_20_Text">Bitte halte mich auf dem laufenden.</text:p>
      <text:p text:style-name="Preformatted_20_Text">Beiträge die etwas wichtiges über den Verlauf verraten bitte kennzeichnen.</text:p>
      <text:p text:style-name="P1">Dahinter verbirgt sich nichts gut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creation-date>2005-12-04T15:04:24</meta:creation-date>
    <dc:date>2005-12-04T18:05:45</dc:date>
    <dc:language>de-DE</dc:language>
    <meta:editing-cycles>16</meta:editing-cycles>
    <meta:editing-duration>PT2H47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2" meta:word-count="218" meta:character-count="1333"/>
  </office:meta>
</office:document-meta>
</file>